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officeooo:rsid="00150f0a" officeooo:paragraph-rsid="00150f0a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hu" fo:country="HU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Droid Sans Fallback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<office:annotation office:name="__Annotation__0_801437808"><dc:creator>Miklos Vajna</dc:creator><dc:date>2014-09-19T11:39:27.877022693</dc:date><text:list text:style-name=""><text:list-item><text:p text:style-name="P2"><text:span text:style-name="T1">Hello</text:span></text:p></text:list-item></text:list></office:annotation>word<office:annotation-end office:name="__Annotation__0_801437808"/> is commen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Vajna</meta:initial-creator>
    <meta:creation-date>2014-09-19T11:39:11.354319764</meta:creation-date>
    <dc:date>2014-09-19T11:39:36.144711753</dc:date>
    <dc:creator>Miklos Vajna</dc:creator>
    <meta:editing-duration>PT25S</meta:editing-duration>
    <meta:editing-cycles>1</meta:editing-cycles>
    <meta:document-statistic meta:table-count="0" meta:image-count="0" meta:object-count="0" meta:page-count="1" meta:paragraph-count="1" meta:word-count="4" meta:character-count="23" meta:non-whitespace-character-count="20"/>
    <meta:generator>LibreOfficeDev/4.4.0.0.alpha0$Linux_X86_64 LibreOffice_project/48e454446e66934475cf69db389e6800b2297293</meta:generator>
  </office:meta>
</office:document-meta>
</file>